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8000000202D04CB7AA9E7F9B9.png" manifest:media-type="image/png"/>
  <manifest:file-entry manifest:full-path="Pictures/100000000000005D000000284B88FD4DA78283E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960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4.0313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officeooo:paragraph-rsid="0052a8f0" style:font-size-asian="7pt" style:font-name-complex="Tahoma2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14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15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17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18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9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6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9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30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3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32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34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35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36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37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8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P39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40" style:family="paragraph" style:parent-style-name="Standard" style:list-style-name="L1">
      <style:paragraph-properties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1" style:family="paragraph" style:parent-style-name="Standard" style:list-style-name="L1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42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3" style:family="paragraph" style:parent-style-name="Standard" style:list-style-name="L1">
      <style:paragraph-properties fo:margin-top="0.0835in" fo:margin-bottom="0.0835in" loext:contextual-spacing="false" fo:text-align="start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4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5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4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7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fo:font-weight="bold" officeooo:rsid="005cb0bc" style:font-size-asian="7pt" style:font-weight-asian="bold" style:font-name-complex="Tahoma2"/>
    </style:style>
    <style:style style:name="T10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1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2" style:family="text">
      <style:text-properties style:font-name="Tahoma" fo:font-size="7pt" style:font-size-asian="7pt" style:font-name-complex="Tahoma2"/>
    </style:style>
    <style:style style:name="T13" style:family="text">
      <style:text-properties style:font-name="Tahoma" fo:font-size="7pt" fo:font-weight="bold" style:font-size-asian="7pt" style:font-weight-asian="bold" style:font-name-complex="Tahoma2"/>
    </style:style>
    <style:style style:name="T14" style:family="text">
      <style:text-properties fo:font-size="8pt" officeooo:rsid="00258496" style:font-size-asian="8pt" style:font-size-complex="8pt"/>
    </style:style>
    <style:style style:name="T15" style:family="text">
      <style:text-properties fo:font-size="8pt" officeooo:rsid="0029c867" style:font-size-asian="8pt" style:font-size-complex="8pt"/>
    </style:style>
    <style:style style:name="T16" style:family="text">
      <style:text-properties fo:font-weight="bold" officeooo:rsid="00234e61" style:font-weight-asian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  <text:user-field-decl office:value-type="string" office:string-value="Facility" text:name="py3o.offering_letter.facility"/>
        <text:user-field-decl office:value-type="string" office:string-value="Career Summary" text:name="py3o.offering_letter.career_summary"/>
      </text:user-field-decls>
      <text:p text:style-name="P3"><draw:frame draw:style-name="fr2" draw:name="Image2" text:anchor-type="paragraph" svg:x="1.3484in" svg:y="-0.0272in" svg:width="4.7492in" svg:height="0.3335in" draw:z-index="1"><draw:image xlink:href="Pictures/10000201000001C8000000202D04CB7AA9E7F9B9.png" xlink:type="simple" xlink:show="embed" xlink:actuate="onLoad" loext:mime-type="image/png"/></draw:frame><draw:frame draw:style-name="fr1" draw:name="Image1" text:anchor-type="char" svg:x="-0.0181in" svg:y="-0.1043in" svg:width="1.0571in" svg:height="0.4354in" draw:z-index="0"><draw:image xlink:href="Pictures/100000000000005D000000284B88FD4DA78283EE.jpg" xlink:type="simple" xlink:show="embed" xlink:actuate="onLoad" loext:mime-type="image/jpeg"/></draw:frame><text:s text:c="5"/></text:p>
      <text:p text:style-name="P14"/>
      <text:p text:style-name="P15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Nama Calon Karyawan</text:p>
          </table:table-cell>
          <table:covered-table-cell/>
          <table:table-cell table:style-name="Table1.C1" table:number-columns-spanned="2" office:value-type="string">
            <text:p text:style-name="P8"><text:user-field-get text:name="py3o.offering_letter.partner_name">Nama Calon Karyawan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5">Jenis Kelamin</text:p>
          </table:table-cell>
          <table:covered-table-cell/>
          <table:table-cell table:style-name="Table1.C2" table:number-columns-spanned="2" office:value-type="string">
            <text:p text:style-name="P11"><text:user-field-get text:name="py3o.offering_letter.gender_applicant">Gender</text:user-field-get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4">Tempat, Tanggal Lahir</text:p>
          </table:table-cell>
          <table:covered-table-cell/>
          <table:table-cell table:style-name="Table1.A2" office:value-type="string">
            <text:p text:style-name="P10"><text:user-field-get text:name="py3o.offering_letter.place_of_birth">Place Of Birth</text:user-field-get><text:s text:c="2"/></text:p>
          </table:table-cell>
          <table:table-cell table:style-name="Table1.C2" office:value-type="string">
            <text:h text:style-name="P38" text:outline-level="2"><text:text-input text:description="py3o://function=&quot;format_datetime(offering_letter.birth, format='dd MMMM YYYY', locale='id_ID')&quot;">BIRTHHHH</text:text-input></text:h>
          </table:table-cell>
        </table:table-row>
        <table:table-row table:style-name="Table1.1">
          <table:table-cell table:style-name="Table1.A2" table:number-columns-spanned="2" office:value-type="string">
            <text:p text:style-name="P4">Umur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age">Ag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9">No. KTP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no_ktp">No KTP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Alamat tempat tinggal</text:p>
          </table:table-cell>
          <table:covered-table-cell/>
          <table:table-cell table:style-name="Table1.C2" table:number-columns-spanned="2" office:value-type="string">
            <text:p text:style-name="P10"><text:user-field-get style:data-style-name="N0" text:name="py3o.offering_letter.address">0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endidikan Terakhir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degree_applicant">Degree</text:user-field-get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Total Pengalaman Kerja (tahun) yang relevan</text:p>
          </table:table-cell>
          <table:covered-table-cell/>
          <table:table-cell table:style-name="Table1.C2" table:number-columns-spanned="2" office:value-type="string">
            <text:p text:style-name="P10"><text:user-field-get text:name="py3o.offering_letter.work_experience">Work Experienc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No.</text:p>
          </table:table-cell>
          <table:table-cell table:style-name="Table1.C2" table:number-columns-spanned="3" office:value-type="string">
            <text:p text:style-name="P12">RENCANA PENEMPATAN &amp; KOMPENSAS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list xml:id="list363969035" text:style-name="L1">
              <text:list-item>
                <text:p text:style-name="P41"/>
              </text:list-item>
            </text:list>
          </table:table-cell>
          <table:table-cell table:style-name="Table1.A1" table:number-columns-spanned="2" office:value-type="string">
            <text:p text:style-name="P21">Direktorat/Grup/Urusan/Cabang</text:p>
          </table:table-cell>
          <table:covered-table-cell/>
          <table:table-cell table:style-name="Table1.C1" office:value-type="string">
            <text:p text:style-name="P28"><text:user-field-get text:name="py3o.offering_letter.company_id.name">Company Name</text:user-field-get></text:p>
          </table:table-cell>
        </table:table-row>
        <table:table-row table:style-name="Table1.1">
          <table:table-cell table:style-name="Table1.A2" office:value-type="string">
            <text:list xml:id="list144104156936652" text:continue-numbering="true" text:style-name="L1">
              <text:list-item>
                <text:p text:style-name="P41"/>
              </text:list-item>
            </text:list>
          </table:table-cell>
          <table:table-cell table:style-name="Table1.A2" table:number-columns-spanned="2" office:value-type="string">
            <text:p text:style-name="P30"><text:span text:style-name="T5">Status Kepegawaian (</text:span><text:span text:style-name="T6">Kontrak</text:span><text:span text:style-name="T5">)</text:span></text:p>
          </table:table-cell>
          <table:covered-table-cell/>
          <table:table-cell table:style-name="Table1.C2" office:value-type="string">
            <text:p text:style-name="P29">Outsourcing - PT Mitra Utama Madani</text:p>
          </table:table-cell>
        </table:table-row>
        <table:table-row table:style-name="Table1.1">
          <table:table-cell table:style-name="Table1.A2" office:value-type="string">
            <text:list xml:id="list144103828770768" text:continue-numbering="true" text:style-name="L1">
              <text:list-item>
                <text:p text:style-name="P42"/>
              </text:list-item>
            </text:list>
          </table:table-cell>
          <table:table-cell table:style-name="Table1.A2" table:number-columns-spanned="2" office:value-type="string">
            <text:p text:style-name="P20">Jabatan </text:p>
          </table:table-cell>
          <table:covered-table-cell/>
          <table:table-cell table:style-name="Table1.C2" office:value-type="string">
            <text:p text:style-name="P27"><text:user-field-get text:name="py3o.offering_letter.job_id.name">Applied Job</text:user-field-get></text:p>
          </table:table-cell>
        </table:table-row>
        <table:table-row table:style-name="Table1.1">
          <table:table-cell table:style-name="Table1.A2" office:value-type="string">
            <text:list xml:id="list144105684370969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2">Gaji Pokok (Rp)</text:p>
          </table:table-cell>
          <table:covered-table-cell/>
          <table:table-cell table:style-name="Table1.C2" office:value-type="string">
            <text:p text:style-name="P26"><text:text-input text:description="py3o://function=&quot;format_currency(offering_letter.salary_proposed, 'IDR', locale='id_ID')&quot;">Salary</text:text-input></text:p>
          </table:table-cell>
        </table:table-row>
        <table:table-row table:style-name="Table1.1">
          <table:table-cell table:style-name="Table1.A2" office:value-type="string">
            <text:list xml:id="list144105249670570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3"><text:a xlink:type="simple" xlink:href="py3o://for=%22wage%20in%20offering_letter.benefits_ids%22" text:style-name="Internet_20_link" text:visited-style-name="Visited_20_Internet_20_Link"><text:span text:style-name="T15">for="wage in offering_letter.benefits_ids"</text:span></text:a></text:p>
          </table:table-cell>
          <table:covered-table-cell/>
          <table:table-cell table:style-name="Table1.C2" office:value-type="string">
            <text:p text:style-name="P31"><text:a xlink:type="simple" xlink:href="../for=%22tunjangan%20in%20offering_letter.benefits_ids%22" text:style-name="Internet_20_link" text:visited-style-name="Visited_20_Internet_20_Link"><text:span text:style-name="T14"/></text:a></text:p>
          </table:table-cell>
        </table:table-row>
        <table:table-row table:style-name="Table1.1">
          <table:table-cell table:style-name="Table1.A2" office:value-type="string">
            <text:list xml:id="list144104232405566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4"><text:user-field-get text:name="py3o.wage.name">Jenis Tunjangan</text:user-field-get></text:p>
          </table:table-cell>
          <table:covered-table-cell/>
          <table:table-cell table:style-name="Table1.C2" office:value-type="string">
            <text:p text:style-name="P26"><text:text-input text:description="py3o://function=&quot;format_currency(wage.wage,'IDR',locale='id_ID')&quot;">Upah Tunjangan</text:text-input></text:p>
          </table:table-cell>
        </table:table-row>
        <table:table-row table:style-name="Table1.1">
          <table:table-cell table:style-name="Table1.A2" office:value-type="string">
            <text:list xml:id="list144104496265892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2" office:value-type="string">
            <text:p text:style-name="P25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table-cell table:style-name="Table1.C2" office:value-type="string">
            <text:p text:style-name="P31"><text:a xlink:type="simple" xlink:href="../../../../../../../../../for" text:style-name="Internet_20_link" text:visited-style-name="Visited_20_Internet_20_Link"><text:span text:style-name="T8"/></text:a></text:p>
          </table:table-cell>
        </table:table-row>
        <table:table-row table:style-name="Table1.1">
          <table:table-cell table:style-name="Table1.A2" office:value-type="string">
            <text:list xml:id="list144105280177789" text:continue-numbering="true" text:style-name="L1">
              <text:list-item>
                <text:p text:style-name="P40"/>
              </text:list-item>
            </text:list>
          </table:table-cell>
          <table:table-cell table:style-name="Table1.A2" table:number-columns-spanned="2" office:value-type="string">
            <text:p text:style-name="P31"><text:span text:style-name="T5">Total </text:span><text:span text:style-name="T6">Take Home Pay</text:span><text:span text:style-name="T5"> – THP (Rp)</text:span></text:p>
          </table:table-cell>
          <table:covered-table-cell/>
          <table:table-cell table:style-name="Table1.C2" office:value-type="string">
            <text:p text:style-name="P26"><text:text-input text:description="py3o://function=&quot;format_currency(offering_letter.thp_total, 'IDR', locale='id_ID')&quot;">Thp Total</text:text-input></text:p>
          </table:table-cell>
        </table:table-row>
        <table:table-row table:style-name="Table1.1">
          <table:table-cell table:style-name="Table1.A2" office:value-type="string">
            <text:list xml:id="list144105235015072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2" office:value-type="string">
            <text:p text:style-name="P6">Fasilitas </text:p>
          </table:table-cell>
          <table:covered-table-cell/>
          <table:table-cell table:style-name="Table1.C2" office:value-type="string">
            <text:p text:style-name="P19"><text:span text:style-name="Default_20_Paragraph_20_Font1"><text:span text:style-name="T4"><text:user-field-get text:name="py3o.offering_letter.facility">Facility</text:user-field-get></text:span></text:span></text:p>
          </table:table-cell>
        </table:table-row>
        <table:table-row table:style-name="Table1.19">
          <table:table-cell table:style-name="Table1.A2" office:value-type="string">
            <text:list xml:id="list144104489947772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6">Tanggal Efektif Mulai Bekerja di PNM </text:p>
          </table:table-cell>
          <table:covered-table-cell/>
          <table:table-cell table:style-name="Table1.C2" office:value-type="string">
            <text:p text:style-name="P32"><text:text-input text:description="py3o://function=&quot;format_datetime(offering_letter.availability, format='dd MMMM YYYY', locale='id_ID')&quot;">availability</text:text-input></text:p>
          </table:table-cell>
        </table:table-row>
        <table:table-row table:style-name="Table1.19">
          <table:table-cell table:style-name="Table1.A2" office:value-type="string">
            <text:list xml:id="list144103915128674" text:continue-numbering="true" text:style-name="L1">
              <text:list-item>
                <text:p text:style-name="P45"/>
              </text:list-item>
            </text:list>
          </table:table-cell>
          <table:table-cell table:style-name="Table1.A2" table:number-columns-spanned="2" office:value-type="string">
            <text:p text:style-name="P6">Masa Kontrak</text:p>
          </table:table-cell>
          <table:covered-table-cell/>
          <table:table-cell table:style-name="Table1.C2" office:value-type="string">
            <text:p text:style-name="P13"><text:span text:style-name="T11"><text:user-field-get text:name="py3o.offering_letter.contract_period">Contract Period</text:user-field-get></text:span><text:span text:style-name="T7"><text:s/></text:span><text:span text:style-name="T9">bulan</text:span><text:span text:style-name="T7">; </text:span><text:span text:style-name="T5">dengan </text:span><text:span text:style-name="T6">Key Performance Indicator</text:span><text:span text:style-name="T5"> (KPI) akan ditetapkan kemudian</text:span></text:p>
          </table:table-cell>
        </table:table-row>
        <table:table-row table:style-name="Table1.1">
          <table:table-cell table:style-name="Table1.A2" office:value-type="string">
            <text:list xml:id="list144105941742899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6">Uraian Pekerjaan</text:p>
          </table:table-cell>
          <table:covered-table-cell/>
          <table:table-cell table:style-name="Table1.C2" office:value-type="string">
            <text:p text:style-name="P6"><text:user-field-get text:name="py3o.offering_letter.career_summary">Career Summary</text:user-field-get></text:p>
          </table:table-cell>
        </table:table-row>
        <table:table-row table:style-name="Table1.1">
          <table:table-cell table:style-name="Table1.A2" office:value-type="string">
            <text:list xml:id="list144104827875989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2" office:value-type="string">
            <text:p text:style-name="P7">Target Kerja</text:p>
          </table:table-cell>
          <table:covered-table-cell/>
          <table:table-cell table:style-name="Table1.C2" office:value-type="string">
            <text:p text:style-name="P7">Terlampir</text:p>
          </table:table-cell>
        </table:table-row>
        <table:table-row table:style-name="Table1.23">
          <table:table-cell table:style-name="Table1.A1" table:number-columns-spanned="3" office:value-type="string">
            <text:p text:style-name="P17">Persetujuan </text:p>
            <text:p text:style-name="P17">Calon Karyawan</text:p>
          </table:table-cell>
          <table:covered-table-cell/>
          <table:covered-table-cell/>
          <table:table-cell table:style-name="Table1.C1" office:value-type="string">
            <text:p text:style-name="P17">Persetujuan</text:p>
            <text:p text:style-name="P17">Direktur PT MUM</text:p>
          </table:table-cell>
        </table:table-row>
        <table:table-row table:style-name="Table1.24">
          <table:table-cell table:style-name="Table1.A24" table:number-columns-spanned="3" office:value-type="string">
            <text:p text:style-name="P17"/>
            <text:p text:style-name="P18"/>
            <text:p text:style-name="P17"/>
            <text:p text:style-name="P17"/>
            <text:p text:style-name="P17"><text:user-field-get text:name="py3o.offering_letter.partner_name">Nama Calon Karyawan</text:user-field-get></text:p>
          </table:table-cell>
          <table:covered-table-cell/>
          <table:covered-table-cell/>
          <table:table-cell table:style-name="Table1.D24" office:value-type="string">
            <text:p text:style-name="P18"/>
            <text:p text:style-name="P18"/>
            <text:p text:style-name="P18"/>
            <text:p text:style-name="P17"/>
            <text:p text:style-name="P17">Bagus T. Wibisono</text:p>
          </table:table-cell>
        </table:table-row>
        <table:table-row table:style-name="Table1.25">
          <table:table-cell table:style-name="Table1.D24" table:number-columns-spanned="4" office:value-type="string">
            <text:p text:style-name="P37">Beberapa ketentuan sebagai karyawan PT. MUM yang akan ditempatkan di PT PNM (Persero) :</text:p>
            <text:list xml:id="list2214348880" text:style-name="WWNum1">
              <text:list-item>
                <text:p text:style-name="P46"><text:span text:style-name="T5">Apabila Saudara mengundurkan diri atas kemauan sendiri selama masa </text:span><text:span text:style-name="T12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7">Hasil kerja pada jabatan yang ditetapkan akan dievaluasi selama 3 (tiga) bulan dan dapat mempengaruhi penilaian prestasidan atau status kepegawaian;</text:p>
              </text:list-item>
              <text:list-item>
                <text:p text:style-name="P47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7">Jam Kerja sebagai berikut : </text:p>
              </text:list-item>
            </text:list>
            <text:p text:style-name="P33"><text:span text:style-name="T10">Senin – Jumat</text:span><text:span text:style-name="T7"><text:tab/></text:span><text:span text:style-name="T13"> <text:s text:c="8"/></text:span><text:span text:style-name="T5">: Pukul <text:s text:c="2"/>8.30 s.d 17.30 (</text:span><text:span text:style-name="T6">waktu setempat</text:span><text:span text:style-name="T5">)</text:span></text:p>
            <text:p text:style-name="P34"/>
            <text:p text:style-name="P34"/>
            <text:p text:style-name="P35"/>
            <text:p text:style-name="P34"/>
            <text:p text:style-name="P36"/>
          </table:table-cell>
          <table:covered-table-cell/>
          <table:covered-table-cell/>
          <table:covered-table-cell/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 loext:hyphenation-no-caps="false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0:54:39.381022101</meta:creation-date>
    <meta:editing-cycles>65</meta:editing-cycles>
    <dc:date>2020-03-26T14:41:03.477000000</dc:date>
    <meta:editing-duration>P1DT23H51M38S</meta:editing-duration>
    <meta:generator>LibreOffice/6.4.0.3$Windows_X86_64 LibreOffice_project/b0a288ab3d2d4774cb44b62f04d5d28733ac6df8</meta:generator>
    <meta:document-statistic meta:table-count="1" meta:image-count="2" meta:object-count="0" meta:page-count="2" meta:paragraph-count="71" meta:word-count="267" meta:character-count="1740" meta:non-whitespace-character-count="1532"/>
  </office:meta>
</office:document-meta>
</file>